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2000000020BEC7924F.png"/>
  <manifest:file-entry manifest:media-type="image/png" manifest:full-path="Pictures/100002010000087F0000006131FE3A53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/>
    </style:style>
    <style:style style:name="P2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P3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/>
    </style:style>
    <style:style style:name="P4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5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6" style:family="paragraph" style:parent-style-name="Text_20_body">
      <style:text-properties fo:language="ru" fo:country="RU"/>
    </style:style>
    <style:style style:name="P7" style:family="paragraph" style:parent-style-name="InstructionParagraph">
      <style:text-properties style:font-name="Arial" fo:language="ru" fo:country="RU"/>
    </style:style>
    <style:style style:name="P8" style:family="paragraph" style:parent-style-name="Heading_20_2">
      <style:paragraph-properties fo:break-before="page"/>
      <style:text-properties fo:language="ru" fo:country="RU"/>
    </style:style>
    <style:style style:name="P9" style:family="paragraph" style:parent-style-name="Heading_20_2">
      <style:text-properties fo:language="ru" fo:country="RU"/>
    </style:style>
    <style:style style:name="P10" style:family="paragraph" style:parent-style-name="Heading_20_1" style:master-page-name="Standard">
      <style:paragraph-properties style:page-number="auto"/>
    </style:style>
    <style:style style:name="P11" style:family="paragraph" style:parent-style-name="Heading_20_1">
      <style:paragraph-properties fo:break-before="page"/>
      <style:text-properties fo:language="ru" fo:country="RU"/>
    </style:style>
    <style:style style:name="P12" style:family="paragraph" style:parent-style-name="Heading_20_4">
      <style:text-properties fo:language="ru" fo:country="RU"/>
    </style:style>
    <style:style style:name="P13" style:family="paragraph">
      <style:paragraph-properties fo:text-align="center"/>
    </style:style>
    <style:style style:name="P14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="Geneva" fo:font-size="12pt" fo:language="ru" fo:country="RU" style:font-name-asian="Geneva" style:font-size-asian="12pt" style:font-name-complex="Geneva" style:font-size-complex="12pt"/>
    </style:style>
    <style:style style:name="T6" style:family="text">
      <style:text-properties style:use-window-font-color="true" style:font-name-asian="Geneva" style:font-size-asian="12pt" style:font-name-complex="Geneva" style:font-size-complex="12pt"/>
    </style:style>
    <style:style style:name="T7" style:family="text">
      <style:text-properties style:font-name="Arial2" style:font-name-asian="Arial2" style:font-name-complex="Arial2"/>
    </style:style>
    <style:style style:name="T8" style:family="text">
      <style:text-properties fo:color="#004c0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fo:language="ru" fo:country="RU"/>
    </style:style>
    <style:style style:name="T12" style:family="text">
      <style:text-properties style:font-name="Arial" fo:font-size="12pt" style:font-size-asian="12pt" style:font-size-complex="12pt"/>
    </style:style>
    <style:style style:name="T13" style:family="text">
      <style:text-properties style:font-name="Arial" fo:font-size="12pt" style:font-size-asian="10.5pt" style:font-size-complex="12pt"/>
    </style:style>
    <style:style style:name="T14" style:family="text">
      <style:text-properties style:font-name="Arial" fo:font-size="12pt" fo:language="ru" fo:country="RU" style:font-size-asian="10.5pt" style:font-size-complex="12pt"/>
    </style:style>
    <style:style style:name="T15" style:family="text">
      <style:text-properties style:font-name="Arial" fo:font-size="12pt" fo:language="ru" fo:country="RU" style:font-size-asian="12pt" style:font-size-complex="12pt"/>
    </style:style>
    <style:style style:name="T16" style:family="text">
      <style:text-properties style:font-size-asian="10.5pt" style:font-size-complex="12pt"/>
    </style:style>
    <style:style style:name="T17" style:family="text">
      <style:text-properties style:font-size-asian="12pt" style:font-size-complex="12pt"/>
    </style:style>
    <style:style style:name="T18" style:family="text">
      <style:text-properties fo:language="en" fo:country="US"/>
    </style:style>
    <style:style style:name="T19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T20" style:family="text">
      <style:text-properties fo:color="#333333" style:font-name="Arial" fo:font-size="6pt" style:font-size-asian="6pt" style:font-size-complex="6pt"/>
    </style:style>
    <style:style style:name="T21" style:family="text"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letter-kerning="true" style:font-name-asian="Arial Unicode MS" style:font-size-asian="12pt" style:font-style-asian="normal" style:font-weight-asian="bold" style:font-name-complex="Tahoma1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letter-kerning="true" style:font-name-asian="Arial Unicode MS" style:font-size-asian="10pt" style:font-style-asian="italic" style:font-weight-asian="normal" style:font-name-complex="Tahoma1" style:font-size-complex="10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e0dbca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00ff00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aacc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text:span text:style-name="T11">Лекция</text:span><text:span text:style-name="T11"> 7</text:span> – Qt Quick</text:h>
      <text:p text:style-name="Text_20_body"/>
      <text:p text:style-name="Text_20_body"/>
      <text:p text:style-name="Text_20_body"/>
      <text:p text:style-name="Text_20_body"/>
      <text:p text:style-name="P7"><text:span text:style-name="T1">Цель:</text:span> <text:tab/><text:tab/>Это упражнение покажет некоторые возможности <text:span text:style-name="T18">Qt Quick.</text:span></text:p>
      <text:p text:style-name="P7"><text:span text:style-name="T1">Длительность:</text:span> <text:tab/>1 час</text:p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InstructionParagraph"/>
      <text:p text:style-name="P3">© 2010 Nokia Corporation and its Subsidiary(-ies).</text:p>
      <text:p text:style-name="P4"/>
      <text:p text:style-name="P5"><text:span text:style-name="T2">The enclosed Qt Materials are provided under the Creative Commons </text:span><text:span text:style-name="T3">Attribution-Non-Commercial-Share Alike 2.5 License Agreement.</text:span></text:p>
      <text:p text:style-name="P4"><draw:g text:anchor-type="paragraph" draw:z-index="42" draw:style-name="gr4"><draw:frame draw:style-name="gr5" draw:text-style-name="P17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17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17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4"/>
      <text:p text:style-name="P4"/>
      <text:p text:style-name="P4"><text:span text:style-name="T7">The full license text is available here: </text:span><text:span text:style-name="T8">http://creativecommons.org/licenses/by-nc-sa/2.5/legalcode</text:span>.</text:p>
      <text:p text:style-name="P4"/>
      <text:p text:style-name="P4"><text:span text:style-name="T7">Nokia, Qt and the Nokia and Qt logos are the registered trademarks of Nokia Corporation in </text:span>Finland and other countries worldwide.</text:p>
      <text:h text:style-name="P8" text:outline-level="2">Добавление элементов на сцену</text:h>
      <text:p text:style-name="Text_20_body"><text:span text:style-name="T11">В этом упражнении для начала напиш</text:span><text:span text:style-name="T11">ем</text:span><text:span text:style-name="T11"> приложение</text:span> QML<text:span text:style-name="T11">, </text:span><text:span text:style-name="T11">добавив на</text:span><text:span text:style-name="T11"> сцену набор элементов. </text:span><text:span text:style-name="T11">Сцена будет состоять из двух прямоугольников с текстом</text:span>.</text:p>
      <text:p text:style-name="Text_20_body"><text:span text:style-name="T11">Начн</text:span><text:span text:style-name="T11">ем</text:span><text:span text:style-name="T11"> с создания приложения</text:span> QML <text:span text:style-name="T11">в</text:span> Qt Creator. <text:span text:style-name="T11">Оно будет состоять из </text:span><text:span text:style-name="T11">двух файлов, </text:span><text:span text:style-name="T11">с расширениями</text:span> <text:span text:style-name="SourceCodeInline">.qml</text:span> <text:span text:style-name="T11">и</text:span> <text:span text:style-name="SourceCodeInline">.qmlproject</text:span><text:span text:style-name="T11">. </text:span><text:span text:style-name="T11">Откройте</text:span> <text:span text:style-name="SourceCodeInline">.qml</text:span> <text:span text:style-name="T11">файл.</text:span></text:p>
      <text:p text:style-name="Text_20_body"><text:span text:style-name="T11">В этом файле создайте набор элементов в соответствии с деревом </text:span><text:span text:style-name="T11">объектов, показанным ниже. </text:span><text:span text:style-name="T11">Таким образом,</text:span><text:span text:style-name="T11"> объект</text:span> <text:span text:style-name="SourceCodeInline">sceneRect</text:span><text:span text:style-name="SourceCodeInline"><text:span text:style-name="T12"> </text:span></text:span><text:span text:style-name="T11">содержит все элементы, а</text:span> <text:span text:style-name="SourceCodeInline">text1</text:span> <text:span text:style-name="T11">содержится в</text:span> <text:span text:style-name="SourceCodeInline">rect1</text:span>.</text:p>
      <text:p text:style-name="Text_20_body"><text:span text:style-name="T11">Используйте свойство</text:span> <text:span text:style-name="SourceCodeInline">id</text:span>, <text:span text:style-name="T11">чтобы указать имена элементов. Стоит заметить, что объект</text:span> <text:span text:style-name="SourceCodeInline">sceneRect</text:span><text:span text:style-name="SourceCodeInline"><text:span text:style-name="T13"> </text:span></text:span><text:span text:style-name="SourceCodeInline"><text:span text:style-name="T14">также должен иметь имя.</text:span></text:span></text:p>
      <text:p text:style-name="Text_20_body"><draw:g text:anchor-type="paragraph" draw:z-index="43" draw:style-name="gr6"><draw:rect draw:style-name="gr7" draw:text-style-name="P19" xml:id="id2" draw:id="id2" svg:width="3.001cm" svg:height="1.001cm" svg:x="7.733cm" svg:y="0.21cm"><text:p text:style-name="P18"><text:span text:style-name="T21">Rectangle</text:span></text:p><text:p text:style-name="P18"><text:span text:style-name="T22">sceneRect</text:span></text:p></draw:rect><draw:rect draw:style-name="gr7" draw:text-style-name="P19" xml:id="id1" draw:id="id1" svg:width="3.001cm" svg:height="1.001cm" svg:x="3.731cm" svg:y="2.709cm"><text:p text:style-name="P18"><text:span text:style-name="T21">Rectangle</text:span></text:p><text:p text:style-name="P18"><text:span text:style-name="T22">rect1</text:span></text:p></draw:rect><draw:rect draw:style-name="gr7" draw:text-style-name="P19" xml:id="id3" draw:id="id3" svg:width="3.001cm" svg:height="1.001cm" svg:x="7.733cm" svg:y="2.709cm"><text:p text:style-name="P18"><text:span text:style-name="T21">Rectangle</text:span></text:p><text:p text:style-name="P18"><text:span text:style-name="T22">rect2</text:span></text:p></draw:rect><draw:rect draw:style-name="gr7" draw:text-style-name="P19" xml:id="id5" draw:id="id5" svg:width="3.001cm" svg:height="1.001cm" svg:x="3.731cm" svg:y="4.71cm"><text:p text:style-name="P18"><text:span text:style-name="T21">Text</text:span></text:p><text:p text:style-name="P18"><text:span text:style-name="T22">text1</text:span></text:p></draw:rect><draw:rect draw:style-name="gr7" draw:text-style-name="P19" xml:id="id4" draw:id="id4" svg:width="3.001cm" svg:height="1.001cm" svg:x="11.73cm" svg:y="2.709cm"><text:p text:style-name="P18"><text:span text:style-name="T21">Text</text:span></text:p><text:p text:style-name="P18"><text:span text:style-name="T22">text2</text:span></text:p></draw:rect><draw:connector draw:style-name="gr8" draw:text-style-name="P19" svg:x1="5.23cm" svg:y1="2.709cm" svg:x2="9.232cm" svg:y2="1.21cm" draw:start-shape="id1" draw:start-glue-point="0" draw:end-shape="id2" draw:end-glue-point="2" svg:d="m5230 2709v-749h4002v-750"><text:p/></draw:connector><draw:connector draw:style-name="gr8" draw:text-style-name="P19" svg:x1="9.233cm" svg:y1="2.709cm" svg:x2="9.233cm" svg:y2="1.21cm" draw:start-shape="id3" draw:start-glue-point="0" draw:end-shape="id2" svg:d="m9233 2709v-1499"><text:p/></draw:connector><draw:connector draw:style-name="gr8" draw:text-style-name="P19" svg:x1="13.23cm" svg:y1="2.709cm" svg:x2="9.233cm" svg:y2="1.21cm" draw:start-shape="id4" draw:start-glue-point="0" draw:end-shape="id2" draw:end-glue-point="2" svg:d="m13230 2709v-749h-3997v-750"><text:p/></draw:connector><draw:connector draw:style-name="gr8" draw:text-style-name="P19" svg:x1="5.23cm" svg:y1="4.711cm" svg:x2="5.23cm" svg:y2="3.71cm" draw:start-shape="id5" draw:start-glue-point="0" draw:end-shape="id1" svg:d="m5230 4711v-1001"><text:p/></draw:connector></draw:g></text:p>
      <text:p text:style-name="Text_20_body"><text:span text:style-name="T11">Установите значения свойств</text:span> <text:span text:style-name="SourceCodeInline">width</text:span> <text:span text:style-name="T11">и</text:span> <text:span text:style-name="SourceCodeInline">height</text:span><text:span text:style-name="SourceCodeInline"><text:span text:style-name="T12"> </text:span></text:span><text:span text:style-name="T11">элемента</text:span> <text:span text:style-name="SourceCodeInline">sceneRect</text:span> <text:span text:style-name="T11">в</text:span> 400x400<text:span text:style-name="T11">, </text:span><text:span text:style-name="T11">для остальных двух прямоугольников установите размер 100x100 </text:span><text:span text:style-name="T11">пикселей</text:span>.</text:p>
      <text:p text:style-name="Text_20_body"><text:span text:style-name="T11">Установите </text:span><text:span text:style-name="T11">текстовое свойство</text:span><text:span text:style-name="T11"> элементов </text:span><text:span text:style-name="SourceCodeInline">text1</text:span> <text:span text:style-name="T11">и</text:span> <text:span text:style-name="SourceCodeInline">text2</text:span><text:span text:style-name="SourceCodeInline"><text:span text:style-name="T13"> </text:span></text:span><text:span text:style-name="SourceCodeInline"><text:span text:style-name="T14">в</text:span></text:span><text:span text:style-name="SourceCodeInline"><text:span text:style-name="T13"> “Hello Qt” </text:span></text:span><text:span text:style-name="SourceCodeInline"><text:span text:style-name="T14">и</text:span></text:span><text:span text:style-name="SourceCodeInline"><text:span text:style-name="T13"> “Quicker Qt” </text:span></text:span><text:span text:style-name="SourceCodeInline"><text:span text:style-name="T14">соответственно.</text:span></text:span></text:p>
      <text:p text:style-name="Text_20_body"><text:span text:style-name="T11">Установите свойств</text:span><text:span text:style-name="T11">а</text:span><text:span text:style-name="T11"> цвета </text:span><text:span text:style-name="T11">прямоугольников в именованный цвет и цвет, указываемый в </text:span><text:span text:style-name="T11">шестнадцатеричном</text:span><text:span text:style-name="T11"> коде, </text:span><text:span text:style-name="T11">например</text:span> “green” <text:span text:style-name="T11">и</text:span> “#ffaacc”<text:span text:style-name="T11">. Текстовые элементы по умолчанию имеют черный цвет, но если вы решите сделать прямоугольники темными, можно изменить цвет текст</text:span><text:span text:style-name="T11">овых элементов</text:span><text:span text:style-name="T11"> на белый.</text:span></text:p>
      <text:p text:style-name="Text_20_body"><text:span text:style-name="T11">Если запустить этот файл в </text:span><text:span text:style-name="T11">программе </text:span><text:span text:style-name="T11">просмотр</text:span><text:span text:style-name="T11">а</text:span><text:span text:style-name="T11"> qml, нажав на кнопку запуска в</text:span> Qt Creator<text:span text:style-name="T11">, вы увидите </text:span><text:span text:style-name="T11">лишь</text:span><text:span text:style-name="T11"> </text:span><text:span text:style-name="T11">групп</text:span><text:span text:style-name="T11">у</text:span><text:span text:style-name="T11"> перекрывающихся элементов в левом верхнем углу сцены.</text:span></text:p>
      <text:h text:style-name="P8" text:outline-level="2">Размещение элементов</text:h>
      <text:p text:style-name="P6">Чтобы визуально разместить элементы мы будем использовать компоновку по якорям. Конечный результат будет выглядеть примерно так, как показано на рисунке ниже, но не стесняйтесь вносить собственные изменения.</text:p>
      <text:p text:style-name="Text_20_body"><draw:g text:anchor-type="paragraph" draw:z-index="44" draw:style-name="gr9"><draw:rect draw:style-name="gr10" draw:text-style-name="P19" svg:width="7.501cm" svg:height="7.002cm" draw:transform="rotate (-1.57079632679579) translate (12.7299861111111cm -0.0405694444444444cm)"><text:p/></draw:rect><draw:rect draw:style-name="gr11" draw:text-style-name="P19" svg:width="2.001cm" svg:height="2.001cm" draw:transform="rotate (-1.57079632679579) translate (10.2305555555556cm 0.956027777777778cm)"><text:p/></draw:rect><draw:rect draw:style-name="gr12" draw:text-style-name="P19" svg:width="2.001cm" svg:height="2.001cm" draw:transform="rotate (-1.57079632679579) translate (10.2305555555556cm 4.45911111111111cm)"><text:p/></draw:rect></draw:g></text:p>
      <text:p text:style-name="Text_20_body"><text:span text:style-name="T11">Начнем с того, что </text:span><text:span text:style-name="T11">заставим </text:span><text:span text:style-name="T11">элемент</text:span> <text:span text:style-name="SourceCodeInline">text1</text:span> <text:span text:style-name="T11">заполнить своего родителя, привязав</text:span> <text:span text:style-name="T11">свойство</text:span> <text:span text:style-name="SourceCodeInline">anchors.fill</text:span> <text:span text:style-name="T11">к родителю </text:span><text:span text:style-name="T11">этого </text:span><text:span text:style-name="T11">элемента</text:span>.</text:p>
      <text:p text:style-name="Text_20_body"><text:span text:style-name="T11">Затем </text:span><text:span text:style-name="T11">отцентрируем</text:span> <text:span text:style-name="SourceCodeInline">text2</text:span> <text:span text:style-name="T11">по</text:span><text:span text:style-name="T11"> </text:span><text:span text:style-name="SourceCodeInline">rect2</text:span><text:span text:style-name="SourceCodeInline"><text:span text:style-name="T14"> с помощью свойства </text:span></text:span><text:span text:style-name="SourceCodeInline"><text:span text:style-name="T16">anchors.centerIn</text:span></text:span><text:span text:style-name="SourceCodeInline"><text:span text:style-name="T14">. </text:span></text:span><text:span text:style-name="SourceCodeInline"><text:span text:style-name="T14">Теперь</text:span></text:span><text:span text:style-name="SourceCodeInline"><text:span text:style-name="T14"> </text:span></text:span><text:span text:style-name="SourceCodeInline"><text:span text:style-name="T14">установим</text:span></text:span><text:span text:style-name="SourceCodeInline"><text:span text:style-name="T14"> значение</text:span></text:span><text:span text:style-name="SourceCodeInline"><text:span text:style-name="T13"> </text:span></text:span><text:span text:style-name="SourceCodeInline"><text:span text:style-name="T16">y</text:span></text:span><text:span text:style-name="SourceCodeInline"><text:span text:style-name="T13"> </text:span></text:span><text:span text:style-name="SourceCodeInline"><text:span text:style-name="T14">элемента</text:span></text:span><text:span text:style-name="SourceCodeInline"><text:span text:style-name="T13"> </text:span></text:span><text:span text:style-name="SourceCodeInline"><text:span text:style-name="T16">rect2</text:span></text:span><text:span text:style-name="SourceCodeInline"><text:span text:style-name="T13"> </text:span></text:span><text:span text:style-name="SourceCodeInline"><text:span text:style-name="T14">как </text:span></text:span><text:span text:style-name="SourceCodeInline"><text:span text:style-name="T14">зеркальн</text:span></text:span><text:span text:style-name="SourceCodeInline"><text:span text:style-name="T14">ое</text:span></text:span><text:span text:style-name="SourceCodeInline"><text:span text:style-name="T14"> </text:span></text:span><text:span text:style-name="SourceCodeInline"><text:span text:style-name="T14">и </text:span></text:span><text:span text:style-name="SourceCodeInline"><text:span text:style-name="T14">инвертированн</text:span></text:span><text:span text:style-name="SourceCodeInline"><text:span text:style-name="T14">ое значение</text:span></text:span><text:span text:style-name="SourceCodeInline"><text:span text:style-name="T13"> </text:span></text:span><text:span text:style-name="SourceCodeInline"><text:span text:style-name="T16">y</text:span></text:span><text:span text:style-name="SourceCodeInline"><text:span text:style-name="T13"> </text:span></text:span><text:span text:style-name="SourceCodeInline"><text:span text:style-name="T14">элемента</text:span></text:span><text:span text:style-name="SourceCodeInline"><text:span text:style-name="T13"> </text:span></text:span><text:span text:style-name="SourceCodeInline"><text:span text:style-name="T16">rect1</text:span></text:span><text:span text:style-name="SourceCodeInline"><text:span text:style-name="T13">.</text:span></text:span></text:p>
      <text:p text:style-name="Text_20_body"><text:span text:style-name="SourceCodeInline"><text:span text:style-name="T14">Т</text:span></text:span><text:span text:style-name="SourceCodeInline"><text:span text:style-name="T14">аким образом</text:span></text:span><text:span text:style-name="SourceCodeInline"><text:span text:style-name="T14">, значение</text:span></text:span><text:span text:style-name="SourceCodeInline"><text:span text:style-name="T14">м</text:span></text:span><text:span text:style-name="SourceCodeInline"><text:span text:style-name="T14"> </text:span></text:span><text:span text:style-name="SourceCodeInline"><text:span text:style-name="T16">y</text:span></text:span><text:span text:style-name="SourceCodeInline"><text:span text:style-name="T14"> элемента </text:span></text:span><text:span text:style-name="SourceCodeInline"><text:span text:style-name="T16">rect2</text:span></text:span><text:span text:style-name="SourceCodeInline"><text:span text:style-name="T14"> </text:span></text:span><text:span text:style-name="SourceCodeInline"><text:span text:style-name="T14">станет </text:span></text:span><text:span text:style-name="SourceCodeInline"><text:span text:style-name="T14">следующее </text:span></text:span><text:span text:style-name="SourceCodeInline"><text:span text:style-name="T14">выражени</text:span></text:span><text:span text:style-name="SourceCodeInline"><text:span text:style-name="T14">е</text:span></text:span><text:span text:style-name="SourceCodeInline"><text:span text:style-name="T14">:</text:span></text:span></text:p>
      <text:p text:style-name="SourceCodeSingle"><text:span text:style-name="Source_20_Text">sceneRect.height - rect1.y </text:span><text:span text:style-name="Source_20_Text">- height</text:span></text:p>
      <text:p text:style-name="Text_20_body"><text:span text:style-name="T11">Наконец, разместим </text:span><text:span text:style-name="SourceCodeInline">rect1</text:span> <text:span text:style-name="T11">и</text:span> <text:span text:style-name="SourceCodeInline">rect2</text:span> <text:span text:style-name="T11">в визуально удобные положения, рядом друг с другом,</text:span> <text:span text:style-name="T11">установив значени</text:span><text:span text:style-name="T11">я</text:span> <text:span text:style-name="SourceCodeInline">x</text:span> <text:span text:style-name="T11">обоих </text:span><text:span text:style-name="T11">элементов</text:span><text:span text:style-name="T11"> и </text:span><text:span text:style-name="T11">значение</text:span> <text:span text:style-name="SourceCodeInline">y</text:span> <text:span text:style-name="T11">элемента</text:span> <text:span text:style-name="SourceCodeInline">rect1</text:span>.</text:p>
      <text:p text:style-name="Text_20_body"><text:span text:style-name="T11">При запуске </text:span><text:span text:style-name="T18">qml</text:span><text:span text:style-name="T18"> </text:span><text:span text:style-name="T11">скрипта становится </text:span><text:span text:style-name="T11">ясно</text:span><text:span text:style-name="T11">, что текст элемента</text:span> <text:span text:style-name="SourceCodeInline">text1</text:span> <text:span text:style-name="T11">нужно отцентрировать </text:span><text:span text:style-name="T11">по-</text:span><text:span text:style-name="T11">вертикал</text:span><text:span text:style-name="T11">и</text:span><text:span text:style-name="T11"> и </text:span><text:span text:style-name="T11">по-</text:span><text:span text:style-name="T11">горизонтал</text:span><text:span text:style-name="T11">и</text:span><text:span text:style-name="T11">, чтобы он корректно размещался на</text:span> <text:span text:style-name="SourceCodeInline">rect1</text:span>. <text:span text:style-name="T11">Это достигается </text:span><text:span text:style-name="T11">привязыванием свойств</text:span> <text:span text:style-name="SourceCodeInline">verticalAlignment</text:span> <text:span text:style-name="T11">и</text:span> <text:span text:style-name="SourceCodeInline">horizontalAlignment</text:span><text:span text:style-name="T11"> в </text:span><text:span text:style-name="T11">значения</text:span> <text:span text:style-name="SourceCodeInline">Text.AlignVCenter</text:span><text:span text:style-name="T11"> </text:span><text:span text:style-name="T11">и</text:span> <text:span text:style-name="SourceCodeInline">Text.AlignHCenter</text:span><text:span text:style-name="T11"> соответственно</text:span>.</text:p>
      <text:h text:style-name="P9" text:outline-level="2">Добавление движения</text:h>
      <text:p text:style-name="Text_20_body"><text:span text:style-name="T11">Чтобы понять динамику сцены, добавим анимацию значения</text:span> <text:span text:style-name="SourceCodeInline">y</text:span> <text:span text:style-name="T11">элемента</text:span> <text:span text:style-name="SourceCodeInline">rect1</text:span><text:span text:style-name="SourceCodeInline"><text:span text:style-name="T12">. </text:span></text:span><text:span text:style-name="SourceCodeInline"><text:span text:style-name="T15">Это, в свою очередь, приведет к изменению значения</text:span></text:span><text:span text:style-name="SourceCodeInline"><text:span text:style-name="T12"> </text:span></text:span><text:span text:style-name="SourceCodeInline"><text:span text:style-name="T17">y</text:span></text:span><text:span text:style-name="SourceCodeInline"><text:span text:style-name="T12"> </text:span></text:span><text:span text:style-name="SourceCodeInline"><text:span text:style-name="T15">элемента</text:span></text:span><text:span text:style-name="SourceCodeInline"><text:span text:style-name="T12"> </text:span></text:span><text:span text:style-name="SourceCodeInline"><text:span text:style-name="T17">rect2</text:span></text:span><text:span text:style-name="SourceCodeInline"><text:span text:style-name="T12">, </text:span></text:span><text:span text:style-name="SourceCodeInline"><text:span text:style-name="T15">так как оно связано с анимированным значением.</text:span></text:span></text:p>
      <text:p text:style-name="Text_20_body"><text:span text:style-name="SourceCodeInline"><text:span text:style-name="T15">Начнем с добавления </text:span></text:span><text:span text:style-name="SourceCodeInline"><text:span text:style-name="T15">однократной </text:span></text:span><text:span text:style-name="SourceCodeInline"><text:span text:style-name="T15">анимации</text:span></text:span><text:span text:style-name="SourceCodeInline"><text:span text:style-name="T12"> </text:span></text:span><text:span text:style-name="SourceCodeInline"><text:span text:style-name="T17">NumberAnimation</text:span></text:span><text:span text:style-name="SourceCodeInline"><text:span text:style-name="T12"> </text:span></text:span><text:span text:style-name="SourceCodeInline"><text:span text:style-name="T15">для значения</text:span></text:span><text:span text:style-name="SourceCodeInline"><text:span text:style-name="T12"> </text:span></text:span><text:span text:style-name="SourceCodeInline"><text:span text:style-name="T17">y</text:span></text:span><text:span text:style-name="SourceCodeInline"><text:span text:style-name="T12"> </text:span></text:span><text:span text:style-name="SourceCodeInline"><text:span text:style-name="T15">элемента</text:span></text:span><text:span text:style-name="SourceCodeInline"><text:span text:style-name="T12"> </text:span></text:span><text:span text:style-name="SourceCodeInline"><text:span text:style-name="T17">rect1</text:span></text:span><text:span text:style-name="SourceCodeInline"><text:span text:style-name="T12">. </text:span></text:span><text:span text:style-name="SourceCodeInline"><text:span text:style-name="T15">Просто </text:span></text:span><text:span text:style-name="SourceCodeInline"><text:span text:style-name="T15">добавьте следующий код вместо</text:span></text:span><text:span text:style-name="SourceCodeInline"><text:span text:style-name="T15"> привязк</text:span></text:span><text:span text:style-name="SourceCodeInline"><text:span text:style-name="T15">и</text:span></text:span><text:span text:style-name="SourceCodeInline"><text:span text:style-name="T15"> свойства</text:span></text:span><text:span text:style-name="SourceCodeInline"><text:span text:style-name="T12"> </text:span></text:span><text:span text:style-name="SourceCodeInline"><text:span text:style-name="T17">y</text:span></text:span><text:span text:style-name="SourceCodeInline"><text:span text:style-name="T12">:</text:span></text:span></text:p>
      <text:p text:style-name="SourceCodeFirst">NumberAnimation on y { </text:p>
      <text:p text:style-name="SourceCode"><text:tab/>to: 300; duration: 5000; easing.type: Easing.InOutQuad; </text:p>
      <text:p text:style-name="SourceCodeLast">}</text:p>
      <text:p text:style-name="Text_20_body"><text:soft-page-break/><text:span text:style-name="T11">Для анимации устанавливаются конечное значение</text:span> (<text:span text:style-name="SourceCodeInline">to</text:span>), <text:span text:style-name="T11">длительность и кривая </text:span><text:span text:style-name="T11">анимации</text:span>. <text:span text:style-name="T11">Длительность</text:span> (<text:span text:style-name="SourceCodeInline">duration</text:span>) <text:span text:style-name="T11">выражается в </text:span><text:span text:style-name="T11">миллисекундах</text:span><text:span text:style-name="T11"> (1 с = 1000 мс), таким образом анимация будет длиться пять секунд. </text:span><text:span text:style-name="T11">Кривая анимации</text:span> (<text:span text:style-name="SourceCodeInline">easing</text:span>) <text:span text:style-name="T11">описывает, как будет изменяться значение. В данном случае использована квадратичная кривая, чтобы сделать начало и конец анимации более плавными. Все доступные для использования кривые можно увидеть на</text:span> <text:span text:style-name="T9">http://doc.qt.nokia.com/latest/qml-propertyanimation.html#easing.type-prop</text:span> .</text:p>
      <text:p text:style-name="P6">Мы создали однократную анимацию, которая перемещает прямоугольники один раз. Следующей задачей будет создать две анимации в последовательной группе, т.е. заставить их выполняться друг за другом. Одна анимация переместит прямоугольники в одном направлении, а вторая анимация переместит их в обратном направлении. Зациклив анимационную группу, получим бесконечный цикл последовательных перемещений.</text:p>
      <text:p text:style-name="Text_20_body"><text:span text:style-name="T11">Начните с замены</text:span> <text:span text:style-name="SourceCodeInline">NumberAnimation</text:span> <text:span text:style-name="T11">на</text:span> <text:span text:style-name="SourceCodeInline">SequentialAnimation</text:span> для <text:span text:style-name="T11">свойств</text:span><text:span text:style-name="T11">а</text:span> <text:span text:style-name="SourceCodeInline">y</text:span>. <text:span text:style-name="T11">Внутри последовательной анимации создайте два объекта</text:span> <text:span text:style-name="SourceCodeInline">NumberAnimation</text:span>.</text:p>
      <text:p text:style-name="Text_20_body"><text:span text:style-name="T11">Первая числовая анимация</text:span> (<text:span text:style-name="SourceCodeInline">NumberAnimation</text:span>) <text:span text:style-name="T11">будет иметь конечное значение</text:span> 300, <text:span text:style-name="T11">а вторая</text:span> – <text:span text:style-name="T11">ноль. Теперь установите длительность и тип кривой анимации по своему вкусу. </text:span><text:span text:style-name="T11">Хороший эффект можно получить при “прыгающих” прямоугольниках</text:span> (<text:span text:style-name="SourceCodeInline">Easing.OutBounce</text:span>), <text:span text:style-name="T11">а также </text:span><text:span text:style-name="T11">при</text:span><text:span text:style-name="T11">различны</text:span><text:span text:style-name="T11">х</text:span><text:span text:style-name="T11"> комбинаци</text:span><text:span text:style-name="T11">ях</text:span><text:span text:style-name="T11"> кривых</text:span> <text:span text:style-name="SourceCodeInline">OutQuad</text:span> <text:span text:style-name="T11">и</text:span> <text:span text:style-name="SourceCodeInline">InOutQuad</text:span>.</text:p>
      <text:p text:style-name="Text_20_body"><text:span text:style-name="T11">Чтобы сделать цикл последовательной анимации бесконечным, </text:span><text:span text:style-name="T11">задайте</text:span><text:span text:style-name="T11"> свойство</text:span> <text:span text:style-name="SourceCodeInline">loops</text:span> <text:span text:style-name="T11">так</text:span><text:span text:style-name="T11">им образом</text:span><text:span text:style-name="T11">:</text:span></text:p>
      <text:p text:style-name="SourceCodeSingle">loops: Animation.Infinite</text:p>
      <text:h text:style-name="P9" text:outline-level="2">Взаимодействие с состояниями</text:h>
      <text:p text:style-name="P6">Жестко закодированные анимации — это лишь один из способов достичь движения объектов, но обычно конечные положения различны для различных анимаций и непрерывное движение не является основной целью. Вместо этого требуются плавные переходы между состояниями.</text:p>
      <text:p text:style-name="P6"><text:span text:style-name="T18">Qt Quick</text:span> позволяет это сделать с помощью состояний и переходов. Состояния описывают конечные значения (например, положения прямоугольника). Переходы же определяют то, каким именно образом перейти в эти положения. Теперь применим это к сцене из предыдущих шагов упражнения.</text:p>
      <text:p text:style-name="P6">Для начала удалите анимации, созданные на шаге 3, вернув статичную сцену, полученную в конце шага 2.</text:p>
      <text:p text:style-name="Text_20_body"><text:span text:style-name="T11">Теперь добавьте два состояния</text:span> (<text:span text:style-name="T11">“</text:span>first<text:span text:style-name="T11">“</text:span> <text:span text:style-name="T11">и</text:span> <text:span text:style-name="T11">“</text:span>second<text:span text:style-name="T11">“</text:span>) <text:span text:style-name="T11">в объект</text:span> <text:span text:style-name="SourceCodeInline">sceneRect</text:span> <text:span text:style-name="T11">с помощью следующего</text:span> <text:span text:style-name="T11">кода:</text:span></text:p>
      <text:p text:style-name="SourceCodeFirst">states: [</text:p>
      <text:p text:style-name="SourceCode"><text:s text:c="4"/>State { name: "first" },</text:p>
      <text:p text:style-name="SourceCode"><text:s text:c="4"/>State { name: "second" }</text:p>
      <text:p text:style-name="SourceCodeLast">]</text:p>
      <text:p text:style-name="Text_20_body"><text:span text:style-name="T11">Для каждого состояния можно добавить несколько элементов</text:span> <text:span text:style-name="SourceCodeInline">PropertyChanges</text:span>. <text:span text:style-name="T11">Элемент</text:span> <text:span text:style-name="SourceCodeInline">PropertyChanges</text:span> <text:span text:style-name="T11">изменяет набор свойств для указанного целевого элемента. </text:span><text:span text:style-name="T11">Например, следующий код изменяет координату</text:span> <text:span text:style-name="SourceCodeInline">y</text:span> <text:span text:style-name="T11">объекта</text:span> <text:span text:style-name="SourceCodeInline">rect1</text:span> <text:span text:style-name="T11">на ноль</text:span>:</text:p>
      <text:p text:style-name="SourceCodeSingle">PropertyChanges { target: rect1; y: 0 }</text:p>
      <text:p text:style-name="Text_20_body"><text:span text:style-name="T11">Теперь </text:span><text:span text:style-name="T11">настройте</text:span><text:span text:style-name="T11"> </text:span><text:span text:style-name="T11">состояния таким образом, чтобы значение элемента было нулем для </text:span><text:soft-page-break/><text:span text:style-name="T11">первого состояния и</text:span> 300 – <text:span text:style-name="T11">для второго состояния.</text:span></text:p>
      <text:p text:style-name="Text_20_body"><text:span text:style-name="T11">Теперь вы можете проверить </text:span><text:span text:style-name="T11">работу</text:span><text:span text:style-name="T11"> об</text:span><text:span text:style-name="T11">оих</text:span><text:span text:style-name="T11"> состояни</text:span><text:span text:style-name="T11">й</text:span><text:span text:style-name="T11">, привязав свойство </text:span><text:span text:style-name="SourceCodeInline"><text:span text:style-name="T11">state</text:span></text:span><text:span text:style-name="SourceCodeInline"><text:span text:style-name="T15"> </text:span></text:span><text:span text:style-name="T11">элемента </text:span><text:span text:style-name="SourceCodeInline"><text:span text:style-name="T11">sceneRect</text:span></text:span><text:span text:style-name="T11"> </text:span><text:span text:style-name="T11">к первому или второму состоянию.</text:span></text:p>
      <text:p text:style-name="SourceCodeSingle">state: "first"</text:p>
      <text:p text:style-name="Text_20_body"><text:span text:style-name="T11">Однако это </text:span><text:span text:style-name="T11">немного </text:span><text:span text:style-name="T11">скучно</text:span><text:span text:style-name="T11">. Лучше добавим </text:span><text:span text:style-name="SourceCodeInline">MouseArea</text:span> <text:span text:style-name="T11">в</text:span> <text:span text:style-name="SourceCodeInline">sceneRect</text:span> <text:span text:style-name="T11">с помощью следующего кода</text:span>:</text:p>
      <text:p text:style-name="SourceCodeFirst">MouseArea {</text:p>
      <text:p text:style-name="SourceCode"><text:s text:c="4"/>anchors.fill: parent</text:p>
      <text:p text:style-name="SourceCode"><text:s text:c="4"/>onClicked: { </text:p>
      <text:p text:style-name="SourceCode"><text:s text:c="8"/>if (parent.state == "first") </text:p>
      <text:p text:style-name="SourceCode"><text:s text:c="12"/>parent.state = "second"; </text:p>
      <text:p text:style-name="SourceCode"><text:s text:c="8"/>else </text:p>
      <text:p text:style-name="SourceCode"><text:s text:c="12"/>parent.state = "first"; </text:p>
      <text:p text:style-name="SourceCode"><text:s text:c="4"/>}</text:p>
      <text:p text:style-name="SourceCodeLast">}</text:p>
      <text:p text:style-name="P6">В результате этого нажатие кнопки мыши в любом месте сцены переключит состояния. Тестируя полученный скрипт можно увидеть, что состояния переключаются мгновенно. Некрасиво и не плавно.</text:p>
      <text:p text:style-name="Text_20_body"><text:span text:style-name="T11">Решением проблемы являются переходы. </text:span><text:span text:style-name="T11">Свойство</text:span> <text:span text:style-name="SourceCodeInline"><text:span text:style-name="T10">transitions</text:span></text:span> <text:span text:style-name="T11">содержит </text:span><text:span text:style-name="T11">список анимаций,</text:span> <text:span text:style-name="T11">которые применяются к заданным свойствам. </text:span><text:span text:style-name="T11">Таким образом можно управлять изменением состояний.</text:span></text:p>
      <text:p text:style-name="Text_20_body"><text:span text:style-name="T11">Чтобы добавить переходы на сцену, добавьте свойство</text:span> <text:span text:style-name="SourceCodeInline">transitions</text:span> <text:span text:style-name="T11">в </text:span><text:span text:style-name="T11">элементе</text:span><text:span text:style-name="T11"> </text:span><text:span text:style-name="SourceCodeInline">sceneRect</text:span><text:span text:style-name="SourceCodeInline"><text:span text:style-name="T12">,</text:span></text:span><text:span text:style-name="T11"> с </text:span><text:span text:style-name="T11">анимацией</text:span> <text:span text:style-name="SourceCodeInline">NumberAnimation</text:span> <text:span text:style-name="T11">для свойства</text:span> <text:span text:style-name="SourceCodeInline">y</text:span> <text:span text:style-name="T11">элемента</text:span> <text:span text:style-name="SourceCodeInline">rect1</text:span>.</text:p>
      <text:p text:style-name="SourceCodeFirst">transitions: [</text:p>
      <text:p text:style-name="SourceCode"><text:s text:c="4"/>Transition {</text:p>
      <text:p text:style-name="SourceCode"><text:s text:c="8"/>NumberAnimation { </text:p>
      <text:p text:style-name="SourceCode"><text:s text:c="12"/>target: rect1 </text:p>
      <text:p text:style-name="SourceCode"><text:s text:c="12"/>property: "y" </text:p>
      <text:p text:style-name="SourceCode"><text:s text:c="12"/>duration: 500 </text:p>
      <text:p text:style-name="SourceCode"><text:s text:c="8"/>}</text:p>
      <text:p text:style-name="SourceCode"><text:s text:c="4"/>}</text:p>
      <text:p text:style-name="SourceCodeLast">]</text:p>
      <text:p text:style-name="Text_20_body"><text:span text:style-name="T11">Поэкспериментируйте с настройкой длительности и типа кривой анимации</text:span> <text:span text:style-name="SourceCodeInline">NumberAnimation</text:span><text:span text:style-name="SourceCodeInline"><text:span text:style-name="T12">,</text:span></text:span> <text:span text:style-name="T11">чтобы добиться эффекта плавного перехода.</text:span></text:p>
      <text:p text:style-name="Text_20_body"><text:span text:style-name="T11">В показанном здесь примере для всех переходов </text:span><text:span text:style-name="T11">применен один и тот же эффект перехода. Используя свойства</text:span> <text:span text:style-name="SourceCodeInline">to</text:span> <text:span text:style-name="T11">и</text:span> <text:span text:style-name="SourceCodeInline">from</text:span> <text:span text:style-name="T11">для </text:span><text:span text:style-name="T11">каждого </text:span><text:span text:style-name="T11">объекта</text:span> <text:span text:style-name="SourceCodeInline">Transition</text:span> <text:span text:style-name="T11">можно управлять поведением</text:span> <text:span text:style-name="T11">разных свойств для разных переход</text:span><text:span text:style-name="T11">ных изменений</text:span><text:span text:style-name="T11">.</text:span></text:p>
      <text:p text:style-name="Text_20_body"><text:span text:style-name="T11">Попробуйте использовать различные кривые анимации и длительности в зависимости от конечного состояния</text:span> (<text:span text:style-name="SourceCodeInline">to</text:span>).<text:span text:style-name="T11"> Затем попробуйте добавить изменение свойств</text:span><text:span text:style-name="T11">а</text:span><text:span text:style-name="T11"> </text:span><text:span text:style-name="SourceCodeInline">scale</text:span> <text:span text:style-name="T11">обоих</text:span> <text:span text:style-name="T11">прямоугольников, добавив объекты</text:span> <text:span text:style-name="SourceCodeInline">PropertyChanges</text:span> <text:span text:style-name="T11">в состояния.</text:span></text:p>
      <text:h text:style-name="P11" text:outline-level="1">Советы по выполнению</text:h>
      <text:h text:style-name="P12" text:outline-level="4">Шаг 1</text:h>
      <text:p text:style-name="Text_20_body"><text:span text:style-name="T11">Свойства </text:span><text:span text:style-name="T11">задаются</text:span><text:span text:style-name="T11"> с помощью связыва</text:span><text:span text:style-name="T11">ния</text:span> (<text:span text:style-name="T9">binding</text:span>); <text:span text:style-name="T11">например, чтобы </text:span><text:span text:style-name="T11">для элемента</text:span> <text:span text:style-name="T11">пр</text:span><text:span text:style-name="T11">и</text:span><text:span text:style-name="T11">вязать свойство</text:span> <text:span text:style-name="SourceCodeInline">width</text:span> <text:span text:style-name="T11">к значению 200, наберите следующий код в скобках</text:span> <text:span text:style-name="SourceCodeInline">{</text:span> <text:span text:style-name="T11">и</text:span> <text:span text:style-name="SourceCodeInline">} </text:span><text:span text:style-name="T11">в</text:span><text:span text:style-name="T11">нутри</text:span><text:span text:style-name="T11"> о</text:span><text:span text:style-name="T11">бъявления</text:span><text:span text:style-name="T11"> элемента:</text:span></text:p>
      <text:p text:style-name="SourceCodeSingle">width: 200</text:p>
      <text:p text:style-name="Text_20_body"><text:span text:style-name="T11">Размер</text:span><text:span text:style-name="T11">ы</text:span><text:span text:style-name="T11"> прямоугольника зада</text:span><text:span text:style-name="T11">ю</text:span><text:span text:style-name="T11">тся свойствами</text:span> <text:span text:style-name="SourceCodeInline">width</text:span> <text:span text:style-name="T11">и</text:span> <text:span text:style-name="SourceCodeInline">height</text:span>.</text:p>
      <text:p text:style-name="Text_20_body"><text:span text:style-name="T11">Чтобы задать элементу имя, просто привяжите свойство</text:span> <text:span text:style-name="SourceCodeInline">id</text:span> <text:span text:style-name="T11">к выбранному имени, без кавычек.</text:span></text:p>
      <text:p text:style-name="SourceCodeSingle">id: sceneRect</text:p>
      <text:p text:style-name="P6">Чтобы установить цвет, нужно указать имя цвета или шестнадцатеричное значение цвета с предшествующим символом решетки, внутри кавычек.</text:p>
      <text:p text:style-name="SourceCodeSingle">color: "red"</text:p>
      <text:p text:style-name="Text_20_body"><text:span text:style-name="T11">Установить текст элемента</text:span> <text:span text:style-name="SourceCodeInline">Text</text:span> <text:span text:style-name="T11">можно привяз</text:span><text:span text:style-name="T11">кой</text:span><text:span text:style-name="T11"> свойств</text:span><text:span text:style-name="T11">а</text:span><text:span text:style-name="T11"> </text:span><text:span text:style-name="SourceCodeInline">text</text:span><text:span text:style-name="T11"> </text:span><text:span text:style-name="T11">к </text:span><text:span text:style-name="T11">строке, </text:span><text:span text:style-name="T11">указанной</text:span><text:span text:style-name="T11"> в </text:span><text:span text:style-name="T11">двойных </text:span><text:span text:style-name="T11">кавычках.</text:span></text:p>
      <text:p text:style-name="SourceCodeSingle">text: "Qt is cute"</text:p>
      <text:h text:style-name="P12" text:outline-level="4">Шаг 2</text:h>
      <text:p text:style-name="Text_20_body"><text:span text:style-name="T11">Управление положением элемента </text:span><text:span text:style-name="T11">осуществляется</text:span><text:span text:style-name="T11"> связывани</text:span><text:span text:style-name="T11">ем</text:span><text:span text:style-name="T11"> свойств</text:span> <text:span text:style-name="SourceCodeInline">x</text:span> <text:span text:style-name="T11">и</text:span> <text:span text:style-name="SourceCodeInline">y</text:span>.</text:p>
      <text:p text:style-name="SourceCodeFirst">x: 10</text:p>
      <text:p text:style-name="SourceCodeLast">y: 20</text:p>
      <text:p text:style-name="Text_20_body"><text:span text:style-name="T11">Чтобы убедится, что связывание значений</text:span> <text:span text:style-name="SourceCodeInline">y</text:span> <text:span text:style-name="T11">прямоугольников </text:span><text:span text:style-name="T11">работает</text:span><text:span text:style-name="T11">, попробуйте установить свойство</text:span> <text:span text:style-name="SourceCodeInline">y</text:span> <text:span text:style-name="T11">элемента </text:span><text:span text:style-name="SourceCodeInline">rect1</text:span><text:span text:style-name="T11"> </text:span><text:span text:style-name="T11">равным нулю</text:span><text:span text:style-name="T11">. </text:span><text:span text:style-name="T11">Это должно разместить </text:span><text:span text:style-name="SourceCodeInline">rect1</text:span><text:span text:style-name="T11"> наверху сцены, а </text:span><text:span text:style-name="SourceCodeInline">rect2</text:span><text:span text:style-name="T11"> внизу.</text:span></text:p>
      <text:h text:style-name="P12" text:outline-level="4">Шаг 3</text:h>
      <text:p text:style-name="Text_20_body"><text:span text:style-name="T11">Не забудьте удалить </text:span><text:span text:style-name="T11">связывание </text:span><text:span text:style-name="T11">свойства</text:span> <text:span text:style-name="SourceCodeInline">y</text:span> <text:span text:style-name="T11">со</text:span><text:span text:style-name="T11"> статическ</text:span><text:span text:style-name="T11">им</text:span><text:span text:style-name="T11"> значение</text:span><text:span text:style-name="T11">м</text:span><text:span text:style-name="T11">, </text:span><text:span text:style-name="T11">если</text:span><text:span text:style-name="T11"> </text:span><text:span text:style-name="T11">используете анимацию для</text:span><text:span text:style-name="T11"> это</text:span><text:span text:style-name="T11">го</text:span><text:span text:style-name="T11"> свойств</text:span><text:span text:style-name="T11">а</text:span><text:span text:style-name="T11">.</text:span></text:p>
      <text:p text:style-name="P6">Вот пример последовательности анимаций, которая хорошо смотрится:</text:p>
      <text:p text:style-name="SourceCodeFirst">SequentialAnimation on y {</text:p>
      <text:p text:style-name="SourceCode"><text:s text:c="4"/>NumberAnimation { to: 300; duration: 1000; </text:p>
      <text:p text:style-name="SourceCode"><text:s text:c="8"/>easing.type: Easing.OutBounce; }</text:p>
      <text:p text:style-name="SourceCode"><text:s text:c="4"/>NumberAnimation { to: 0; duration: 3000; </text:p>
      <text:p text:style-name="SourceCode"><text:s text:c="8"/>easing.type: Easing.InOutQuad; }</text:p>
      <text:p text:style-name="SourceCode"><text:s text:c="4"/>loops: Animation.Infinite</text:p>
      <text:p text:style-name="SourceCodeLast">}</text:p>
      <text:h text:style-name="P12" text:outline-level="4">Шаг 4</text:h>
      <text:p text:style-name="Text_20_body"><text:span text:style-name="T11">Добавить объект</text:span> <text:span text:style-name="SourceCodeInline">PropertyChanges</text:span> <text:span text:style-name="T11">в объект</text:span> <text:span text:style-name="SourceCodeInline">State</text:span> <text:span text:style-name="T11">означает </text:span><text:span text:style-name="T11">объявить его внутри </text:span><text:span text:style-name="T11">объекта </text:span><text:span text:style-name="SourceCodeInline"><text:span text:style-name="T18">State</text:span></text:span><text:span text:style-name="T11">, </text:span><text:soft-page-break/><text:span text:style-name="T11">как</text:span> <text:span text:style-name="T11">показано ниже. </text:span><text:span text:style-name="T11">Стоит заметить, что можно добавить несколько</text:span> <text:span text:style-name="SourceCodeInline">PropertyChanges</text:span> <text:span text:style-name="T11">в один</text:span> <text:span text:style-name="SourceCodeInline">State</text:span>. <text:span text:style-name="T11">При добавлении элементов</text:span> <text:span text:style-name="SourceCodeInline">State</text:span> <text:span text:style-name="T11">в свойство</text:span> <text:span text:style-name="SourceCodeInline">states</text:span> <text:span text:style-name="T11">не забудьте поставить запятую между </text:span><text:span text:style-name="T11">объектами </text:span><text:span text:style-name="T11">состояни</text:span><text:span text:style-name="T11">й </text:span><text:span text:style-name="T11">(</text:span><text:span text:style-name="SourceCodeInline"><text:span text:style-name="T11">State</text:span></text:span><text:span text:style-name="T11">)</text:span><text:span text:style-name="T11">. </text:span><text:span text:style-name="T11">Это необходимо </text:span><text:span text:style-name="T11">из-за того, что</text:span><text:span text:style-name="T11"> свойство </text:span><text:span text:style-name="SourceCodeInline">states</text:span><text:span text:style-name="T11"> является списком.</text:span></text:p>
      <text:p text:style-name="SourceCodeFirst">states: [</text:p>
      <text:p text:style-name="SourceCode"><text:s text:c="4"/>State {</text:p>
      <text:p text:style-name="SourceCode"><text:s text:c="8"/>PropertyChanges { ... }</text:p>
      <text:p text:style-name="SourceCode"><text:s text:c="8"/>PropertyChanges { ... }</text:p>
      <text:p text:style-name="SourceCode"><text:s text:c="4"/>},</text:p>
      <text:p text:style-name="SourceCode"><text:s text:c="4"/>State {</text:p>
      <text:p text:style-name="SourceCodeLast">...</text:p>
      <text:p text:style-name="Text_20_body"><text:span text:style-name="T11">Чтобы о</text:span><text:span text:style-name="T11">бъявить</text:span><text:span text:style-name="T11"> </text:span><text:span text:style-name="T11">правила </text:span><text:span text:style-name="T11">переход</text:span><text:span text:style-name="T11">ов</text:span><text:span text:style-name="T11"> для определенного </text:span><text:span text:style-name="T11">объекта </text:span><text:span text:style-name="T11">перехода</text:span> <text:span text:style-name="SourceCodeInline">T</text:span><text:span text:style-name="SourceCodeInline">ransition</text:span> <text:span text:style-name="T11">с несколькими</text:span> <text:span text:style-name="T11">элементами</text:span><text:span text:style-name="SourceCodeInline"><text:span text:style-name="T12"> </text:span></text:span><text:span text:style-name="SourceCodeInline">NumberAnimation</text:span><text:span text:style-name="SourceCodeInline"><text:span text:style-name="T13">, </text:span></text:span><text:span text:style-name="SourceCodeInline"><text:span text:style-name="T14">необходимо установить свойства</text:span></text:span><text:span text:style-name="SourceCodeInline"><text:span text:style-name="T13"> </text:span></text:span><text:span text:style-name="SourceCodeInline"><text:span text:style-name="T16">t</text:span></text:span><text:span text:style-name="SourceCodeInline"><text:span text:style-name="T16">o</text:span></text:span><text:span text:style-name="SourceCodeInline"><text:span text:style-name="T13"> </text:span></text:span><text:span text:style-name="SourceCodeInline"><text:span text:style-name="T14">и</text:span></text:span><text:span text:style-name="SourceCodeInline"><text:span text:style-name="T13"> </text:span></text:span><text:span text:style-name="SourceCodeInline"><text:span text:style-name="T16">from</text:span></text:span><text:span text:style-name="SourceCodeInline"><text:span text:style-name="T13"> </text:span></text:span><text:span text:style-name="SourceCodeInline"><text:span text:style-name="T14">для объекта</text:span></text:span><text:span text:style-name="SourceCodeInline"><text:span text:style-name="T13"> </text:span></text:span><text:span text:style-name="SourceCodeInline"><text:span text:style-name="T16">Transition</text:span></text:span><text:span text:style-name="SourceCodeInline"><text:span text:style-name="T13"> </text:span></text:span><text:span text:style-name="SourceCodeInline"><text:span text:style-name="T14">и о</text:span></text:span><text:span text:style-name="SourceCodeInline"><text:span text:style-name="T14">бъявить</text:span></text:span><text:span text:style-name="SourceCodeInline"><text:span text:style-name="T14"> элементы </text:span></text:span><text:span text:style-name="SourceCodeInline"><text:span text:style-name="T16">NumberAnimation</text:span></text:span><text:span text:style-name="SourceCodeInline"><text:span text:style-name="T13"> </text:span></text:span><text:span text:style-name="SourceCodeInline"><text:span text:style-name="T14">внутри элемента</text:span></text:span><text:span text:style-name="SourceCodeInline"><text:span text:style-name="T13"> </text:span></text:span><text:span text:style-name="SourceCodeInline"><text:span text:style-name="T16">Transition</text:span></text:span><text:span text:style-name="SourceCodeInline"><text:span text:style-name="T13">.</text:span></text:span></text:p>
      <text:p text:style-name="SourceCodeFirst">transitions: [</text:p>
      <text:p text:style-name="SourceCode"><text:s text:c="4"/>Transition {</text:p>
      <text:p text:style-name="SourceCode"><text:s text:c="8"/>from: "state-name"</text:p>
      <text:p text:style-name="SourceCode"><text:s text:c="8"/>NumberAnimation { ... }</text:p>
      <text:p text:style-name="SourceCode"><text:s text:c="8"/>NumberAnimation { ... }</text:p>
      <text:p text:style-name="SourceCode"><text:s text:c="4"/>},</text:p>
      <text:p text:style-name="SourceCode"><text:s text:c="4"/>Transition {</text:p>
      <text:p text:style-name="SourceCodeLast">...</text:p>
      <text:p text:style-name="Text_20_body"><text:span text:style-name="T11">Масштаб элемента изменяется с помощью свойства</text:span> <text:span text:style-name="SourceCodeInline">scale</text:span>. <text:span text:style-name="T11">Значение масштаба 1.0 означает, что элемент не масштабирован, увеличение же масштаба приведет к увеличению объекта.</text:span></text:p>
      <text:p text:style-name="Text_20_body"><text:span text:style-name="T11">Также мо</text:span><text:span text:style-name="T11">гут</text:span><text:span text:style-name="T11"> быть интересн</text:span><text:span text:style-name="T11">ым</text:span><text:span text:style-name="T11">и для</text:span><text:span text:style-name="T11"> рассмотрени</text:span><text:span text:style-name="T11">я</text:span><text:span text:style-name="T11"> свойств</text:span><text:span text:style-name="T11">а</text:span><text:span text:style-name="T11"> </text:span><text:span text:style-name="SourceCodeInline"><text:span text:style-name="T6">rotation</text:span></text:span><text:span text:style-name="T4">, </text:span><text:span text:style-name="SourceCodeInline"><text:span text:style-name="T6">opacity</text:span></text:span><text:span text:style-name="T4"> </text:span><text:span text:style-name="T5">и</text:span><text:span text:style-name="T4"> </text:span><text:span text:style-name="SourceCodeInline"><text:span text:style-name="T6">color</text:span>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1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style:font-name-asian="DejaVu Sans" style:font-name-complex="DejaVu Sans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text-align="center"/>
      <style:text-properties fo:color="#333333" style:font-name="Arial" fo:font-size="6pt" style:font-size-asian="6pt" style:font-size-complex="6pt"/>
    </style:style>
    <style:style style:name="MT1" style:family="text">
      <style:text-properties fo:color="#ffffff" style:font-name="Arial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font-name="Arial" fo:font-size="6pt" style:font-size-asian="6pt" style:font-size-complex="6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6"><draw:image xlink:href="Pictures/100002010000087F0000006131FE3A53.png" xlink:type="simple" xlink:show="embed" xlink:actuate="onLoad"/></draw:frame><draw:frame text:anchor-type="paragraph" draw:z-index="34" draw:style-name="Mgr1" draw:text-style-name="MP3" svg:width="7.152cm" svg:height="0.571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20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27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13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41" draw:style-name="Mgr3" draw:text-style-name="MP6" svg:width="8.679cm" svg:height="0.461cm" svg:x="4.914cm" svg:y="0.088cm"><draw:text-box><text:p text:style-name="MP5"><text:span text:style-name="MT2">© <text:s/>Nokia Corporation. All rights reserved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2-15T20:47:34</dc:date>
    <meta:editing-duration>PT12H2M7S</meta:editing-duration>
    <meta:editing-cycles>276</meta:editing-cycles>
    <meta:generator>LibreOffice/3.3$Unix LibreOffice_project/330m19$Build-7</meta:generator>
    <meta:printed-by>Tony Morelan</meta:printed-by>
    <meta:print-date>2010-05-26T12:11:39</meta:print-date>
    <meta:document-statistic meta:table-count="0" meta:image-count="3" meta:object-count="0" meta:page-count="7" meta:paragraph-count="121" meta:word-count="1333" meta:character-count="10064"/>
  </office:meta>
</office:document-meta>
</file>